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.1.- Consistent, due to Open World Assumption.</text:p>
      <text:p text:style-name="Standard">3.2.- To make it inconsistent and comply with the intuition behind the part_of domain, I would add the following axiom: Device disjointWith Component</text:p>
      <text:p text:style-name="Standard"/>
      <text:p text:style-name="Standard">4.1.- It is consistent since the semantics of only state that if there is a relation, it must be to the filler or none. Since the filler is empty by definition, this would be the “none” case.</text:p>
      <text:p text:style-name="Standard">4.2.- I would add Class C equivalentTo p some (A and B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3-03-18T11:53:40</meta:creation-date>
    <dc:date>2013-03-18T11:59:33</dc:date>
    <dc:creator>Mikel Aranguren</dc:creator>
    <meta:editing-duration>PT58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4" meta:word-count="79" meta:character-count="442" meta:non-whitespace-character-count="367"/>
  </office:meta>
</office:document-meta>
</file>